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bc5e" officeooo:paragraph-rsid="0000bc5e" style:font-size-asian="15.75pt" style:font-size-complex="18pt"/>
    </style:style>
    <style:style style:name="P2" style:family="paragraph" style:parent-style-name="Standard">
      <style:text-properties fo:font-size="18pt" officeooo:rsid="000258e4" officeooo:paragraph-rsid="000258e4" style:font-size-asian="15.75pt" style:font-size-complex="18pt"/>
    </style:style>
    <style:style style:name="P3" style:family="paragraph" style:parent-style-name="Standard">
      <style:text-properties fo:font-size="18pt" officeooo:rsid="000464bc" officeooo:paragraph-rsid="000464bc" style:font-size-asian="15.75pt" style:font-size-complex="18pt"/>
    </style:style>
    <style:style style:name="P4" style:family="paragraph" style:parent-style-name="Standard">
      <style:text-properties fo:font-size="18pt" officeooo:rsid="000464bc" officeooo:paragraph-rsid="00051107" style:font-size-asian="15.75pt" style:font-size-complex="18pt"/>
    </style:style>
    <style:style style:name="P5" style:family="paragraph" style:parent-style-name="Standard">
      <style:text-properties fo:font-size="18pt" officeooo:rsid="000603b0" officeooo:paragraph-rsid="000603b0" style:font-size-asian="15.75pt" style:font-size-complex="18pt"/>
    </style:style>
    <style:style style:name="P6" style:family="paragraph" style:parent-style-name="Standard">
      <style:text-properties fo:font-size="18pt" officeooo:rsid="000464bc" officeooo:paragraph-rsid="000464bc" fo:background-color="#fff200" style:font-size-asian="15.75pt" style:font-size-complex="18pt"/>
    </style:style>
    <style:style style:name="P7" style:family="paragraph" style:parent-style-name="Standard">
      <style:text-properties fo:font-size="24pt" officeooo:rsid="000464bc" officeooo:paragraph-rsid="000464bc" fo:background-color="#fff200" style:font-size-asian="24pt" style:font-size-complex="24pt"/>
    </style:style>
    <style:style style:name="T1" style:family="text">
      <style:text-properties officeooo:rsid="000511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quesites-</text:p>
      <text:p text:style-name="P2">download node </text:p>
      <text:p text:style-name="P2">download vs code </text:p>
      <text:p text:style-name="P2">dowaload postman</text:p>
      <text:p text:style-name="P2">create a folder as Working directory</text:p>
      <text:p text:style-name="P1"/>
      <text:p text:style-name="P1"/>
      <text:p text:style-name="P1">Express js (how to Install Express Js in ubuntu 18.04)</text:p>
      <text:p text:style-name="P1"/>
      <text:p text:style-name="P1"/>
      <text:p text:style-name="P1"><text:a xlink:type="simple" xlink:href="https://expressjs.com/" text:style-name="Internet_20_link" text:visited-style-name="Visited_20_Internet_20_Link">https://expressjs.com/</text:a></text:p>
      <text:p text:style-name="P1"/>
      <text:p text:style-name="P3">read basic about express js </text:p>
      <text:p text:style-name="P1"/>
      <text:p text:style-name="P3">go to <text:s/>vs code or command in terminal </text:p>
      <text:p text:style-name="P3"/>
      <text:p text:style-name="P7">code .</text:p>
      <text:p text:style-name="P3"/>
      <text:p text:style-name="P3">Now vs code has been open . Now open the command terminal by <text:s/>pressing CNTRL + backtick (in tab one button is there ~` symble)</text:p>
      <text:p text:style-name="P3">now terminal has been opened in Vs code </text:p>
      <text:p text:style-name="P3"/>
      <text:p text:style-name="P3">now write in vs code terminal-</text:p>
      <text:p text:style-name="P3"/>
      <text:p text:style-name="P6">npm init -y</text:p>
      <text:p text:style-name="P3"/>
      <text:p text:style-name="P3"/>
      <text:p text:style-name="P3">you will see result not exactly same but <text:s/>similiar like that</text:p>
      <text:p text:style-name="P3"><text:s/></text:p>
      <text:p text:style-name="P3">example-</text:p>
      <text:p text:style-name="P3">darkness-manish@darknessmanish-HP-Laptop-15-bs1xx:~/Projects/expressjs$ npm init -y</text:p>
      <text:p text:style-name="P3">Wrote to /home/darkness-manish/Projects/expressjs/package.json:</text:p>
      <text:p text:style-name="P3"/>
      <text:p text:style-name="P3"><text:soft-page-break/>{</text:p>
      <text:p text:style-name="P3"><text:s text:c="2"/>"name": "expressjs",</text:p>
      <text:p text:style-name="P3"><text:s text:c="2"/>"version": "1.0.0",</text:p>
      <text:p text:style-name="P3"><text:s text:c="2"/>"description": "",</text:p>
      <text:p text:style-name="P3"><text:s text:c="2"/>"main": "index.js",</text:p>
      <text:p text:style-name="P3"><text:s text:c="2"/>"scripts": {</text:p>
      <text:p text:style-name="P3"><text:s text:c="4"/>"test": "echo \"Error: no test specified\" &amp;&amp; exit 1"</text:p>
      <text:p text:style-name="P3"><text:s text:c="2"/>},</text:p>
      <text:p text:style-name="P3"><text:s text:c="2"/>"keywords": [],</text:p>
      <text:p text:style-name="P3"><text:s text:c="2"/>"author": "",</text:p>
      <text:p text:style-name="P3"><text:s text:c="2"/>"license": "ISC"</text:p>
      <text:p text:style-name="P3">}</text:p>
      <text:p text:style-name="P3"/>
      <text:p text:style-name="P3"/>
      <text:p text:style-name="P3"/>
      <text:p text:style-name="P3">now <text:span text:style-name="T1">type -</text:span></text:p>
      <text:p text:style-name="P3"/>
      <text:p text:style-name="P4">n<text:span text:style-name="T1">pm i express </text:span></text:p>
      <text:p text:style-name="P4"/>
      <text:p text:style-name="P5">example-</text:p>
      <text:p text:style-name="P5"/>
      <text:p text:style-name="P5">darkness-manish@darknessmanish-HP-Laptop-15-bs1xx:~/Projects/expressjs$ npm i express</text:p>
      <text:p text:style-name="P5">npm notice created a lockfile as package-lock.json. You should commit this file.</text:p>
      <text:p text:style-name="P5">npm WARN expressjs@1.0.0 No description</text:p>
      <text:p text:style-name="P5">npm WARN expressjs@1.0.0 No repository field.</text:p>
      <text:p text:style-name="P5"/>
      <text:p text:style-name="P5">+ express@4.17.1</text:p>
      <text:p text:style-name="P5">added 50 packages from 37 c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23:17:43.207413906</meta:creation-date>
    <dc:date>2019-12-15T00:03:01.736457951</dc:date>
    <meta:editing-duration>PT34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71" meta:character-count="1202" meta:non-whitespace-character-count="1038"/>
  </office:meta>
</office:document-meta>
</file>